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5d3b" officeooo:paragraph-rsid="00145d3b"/>
    </style:style>
    <style:style style:name="P2" style:family="paragraph" style:parent-style-name="Standard">
      <style:text-properties officeooo:rsid="0017a92c" officeooo:paragraph-rsid="0017a92c"/>
    </style:style>
    <style:style style:name="P3" style:family="paragraph" style:parent-style-name="Standard">
      <style:text-properties officeooo:rsid="0021973e" officeooo:paragraph-rsid="0021973e"/>
    </style:style>
    <style:style style:name="P4" style:family="paragraph" style:parent-style-name="Standard">
      <style:text-properties officeooo:rsid="0022adac" officeooo:paragraph-rsid="0022adac"/>
    </style:style>
    <style:style style:name="P5" style:family="paragraph" style:parent-style-name="Standard">
      <style:text-properties officeooo:rsid="00241810" officeooo:paragraph-rsid="00241810"/>
    </style:style>
    <style:style style:name="P6" style:family="paragraph" style:parent-style-name="Standard">
      <style:text-properties fo:font-style="normal" officeooo:rsid="0021b3c4" officeooo:paragraph-rsid="0021973e" style:font-style-asian="normal" style:font-style-complex="normal"/>
    </style:style>
    <style:style style:name="P7" style:family="paragraph" style:parent-style-name="Standard">
      <style:text-properties fo:font-style="normal" officeooo:rsid="0021b3c4" officeooo:paragraph-rsid="0021b3c4" style:font-style-asian="normal" style:font-style-complex="normal"/>
    </style:style>
    <style:style style:name="P8" style:family="paragraph" style:parent-style-name="Standard" style:list-style-name="L1">
      <style:text-properties fo:font-style="normal" officeooo:rsid="0021b3c4" officeooo:paragraph-rsid="0021b3c4" style:font-style-asian="normal" style:font-style-complex="normal"/>
    </style:style>
    <style:style style:name="P9" style:family="paragraph" style:parent-style-name="Standard" style:list-style-name="L1">
      <style:text-properties officeooo:rsid="0021b3c4" officeooo:paragraph-rsid="0021b3c4"/>
    </style:style>
    <style:style style:name="P10" style:family="paragraph" style:parent-style-name="Standard" style:list-style-name="L1">
      <style:text-properties officeooo:rsid="0021b3c4" officeooo:paragraph-rsid="0022adac"/>
    </style:style>
    <style:style style:name="P11" style:family="paragraph" style:parent-style-name="Standard" style:list-style-name="L1">
      <style:text-properties officeooo:rsid="0022adac" officeooo:paragraph-rsid="0022adac"/>
    </style:style>
    <style:style style:name="P12" style:family="paragraph" style:parent-style-name="Standard">
      <style:text-properties style:text-position="0% 100%" fo:font-style="normal" officeooo:rsid="0022adac" officeooo:paragraph-rsid="0022adac" style:font-style-asian="normal" style:font-style-complex="normal"/>
    </style:style>
    <style:style style:name="P13" style:family="paragraph" style:parent-style-name="Standard">
      <style:text-properties style:text-position="0% 100%" fo:font-style="normal" officeooo:rsid="00241810" officeooo:paragraph-rsid="0022adac" style:font-style-asian="normal" style:font-style-complex="normal"/>
    </style:style>
    <style:style style:name="P14" style:family="paragraph" style:parent-style-name="Standard">
      <style:text-properties style:text-position="0% 100%" fo:font-style="normal" officeooo:rsid="00241810" officeooo:paragraph-rsid="00241810" style:font-style-asian="normal" style:font-style-complex="normal"/>
    </style:style>
    <style:style style:name="T1" style:family="text">
      <style:text-properties officeooo:rsid="0018061d"/>
    </style:style>
    <style:style style:name="T2" style:family="text">
      <style:text-properties fo:font-style="italic" officeooo:rsid="0021b3c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1b3c4" style:font-style-asian="normal" style:font-style-complex="normal"/>
    </style:style>
    <style:style style:name="T5" style:family="text">
      <style:text-properties officeooo:rsid="0019fbda"/>
    </style:style>
    <style:style style:name="T6" style:family="text">
      <style:text-properties officeooo:rsid="0021973e"/>
    </style:style>
    <style:style style:name="T7" style:family="text">
      <style:text-properties officeooo:rsid="0021b3c4"/>
    </style:style>
    <style:style style:name="T8" style:family="text">
      <style:text-properties style:text-position="sub 58%" fo:font-style="normal" style:font-style-asian="normal" style:font-style-complex="normal"/>
    </style:style>
    <style:style style:name="T9" style:family="text">
      <style:text-properties style:text-position="sub 58%" fo:font-style="normal" officeooo:rsid="0022adac" style:font-style-asian="normal" style:font-style-complex="normal"/>
    </style:style>
    <style:style style:name="T10" style:family="text">
      <style:text-properties style:text-position="0% 100%" fo:font-style="normal" style:font-style-asian="normal" style:font-style-complex="normal"/>
    </style:style>
    <style:style style:name="T11" style:family="text">
      <style:text-properties style:text-position="0% 100%" fo:font-style="normal" officeooo:rsid="0022adac" style:font-style-asian="normal" style:font-style-complex="normal"/>
    </style:style>
    <style:style style:name="T12" style:family="text">
      <style:text-properties style:text-position="0% 100%" fo:font-style="normal" officeooo:rsid="00241810" style:font-style-asian="normal" style:font-style-complex="normal"/>
    </style:style>
    <style:style style:name="T13" style:family="text">
      <style:text-properties style:text-position="0% 100%" fo:font-style="italic" style:font-style-asian="italic" style:font-style-complex="italic"/>
    </style:style>
    <style:style style:name="T14" style:family="text">
      <style:text-properties officeooo:rsid="0025b2db"/>
    </style:style>
    <style:style style:name="T15" style:family="text">
      <style:text-properties officeooo:rsid="002669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1 </text:p>
      <text:p text:style-name="P1"><text:span text:style-name="T15">Fall 2017</text:span> </text:p>
      <text:p text:style-name="P1">Program 1 </text:p>
      <text:p text:style-name="P2">Due Sunday night, <text:s/><text:span text:style-name="T14">Sept. 3. <text:s/></text:span><text:s/></text:p>
      <text:p text:style-name="P1"/>
      <text:p text:style-name="P1">Your first programming assignment uses search to solve a <text:span text:style-name="T1">game</text:span> problem. </text:p>
      <text:p text:style-name="P1"/>
      <text:p text:style-name="P1">THE PROBLEM: </text:p>
      <text:p text:style-name="P3">Consider a simple game consisting of a series of <text:span text:style-name="T2">n</text:span><text:span text:style-name="T7"> </text:span>coins <text:span text:style-name="T7">(</text:span><text:span text:style-name="T2">n</text:span><text:span text:style-name="T7"> is even) </text:span>of various denominations laid in a row. (<text:span text:style-name="T7">For our purposes, the denominations do not have to match any actual real-world coins, but all have a value greater than 0.) Two players take turns, alternately </text:span><text:span text:style-name="T4">removing a coin from either end of the row and keeping the coin so removed. Play continues until all coins are removed; the object is to end with a higher total value than the opponent. </text:span></text:p>
      <text:p text:style-name="P6"/>
      <text:p text:style-name="P7">Note that a greedy strategy will not work in the general case. Consider the following arrangement of a game in progress: </text:p>
      <text:p text:style-name="P7"/>
      <text:p text:style-name="P7">1 <text:s/>5 <text:s/>10 <text:s/>5 <text:s/>25 <text:s/>5 </text:p>
      <text:p text:style-name="P7"/>
      <text:p text:style-name="P7">The current player can choose either the 1 coin at the left or the 5 coin on the right. But choosing the 5 coin on the right will make it possible for the opponent to select the 25 on their next turn, and probably win the game. </text:p>
      <text:p text:style-name="P7"/>
      <text:p text:style-name="P7">Some thought will demonstrate the following points: </text:p>
      <text:list xml:id="list1300090157578593734" text:style-name="L1">
        <text:list-item>
          <text:p text:style-name="P8">This is a 0-sum game; there is a certain amount of value to be distributed, and the strategy involves maximizing one’s share of that value. </text:p>
        </text:list-item>
        <text:list-item>
          <text:p text:style-name="P8">The opponent will be trying to maximize their score, and therefore minimize ours. </text:p>
        </text:list-item>
        <text:list-item>
          <text:p text:style-name="P10"><text:span text:style-name="T3">Consider a row of coins from C</text:span><text:span text:style-name="T8">i</text:span><text:span text:style-name="T3"> to C</text:span><text:span text:style-name="T8">j</text:span><text:span text:style-name="T3">. Our score will increase by the value of one of the coins on the end (C</text:span><text:span text:style-name="T8">i</text:span><text:span text:style-name="T3"> or C</text:span><text:span text:style-name="T8">j</text:span><text:span text:style-name="T3">) plus whatever we can expect to get from what remains (C</text:span><text:span text:style-name="T8">i+1 </text:span><text:span text:style-name="T10">to C</text:span><text:span text:style-name="T8">j</text:span><text:span text:style-name="T10"> or C</text:span><text:span text:style-name="T8">i </text:span><text:span text:style-name="T10">to C</text:span><text:span text:style-name="T8">j-1</text:span><text:span text:style-name="T10">) when it’s the opponent’s turn to move. </text:span></text:p>
          <text:list>
            <text:list-item>
              <text:p text:style-name="P10"><text:span text:style-name="T11">The opponent can take the coin from whatever remains when we have made our selection.</text:span><text:span text:style-name="T10"> </text:span><text:span text:style-name="T3"><text:s/>And the opponent will be playing to minimize our score. </text:span></text:p>
            </text:list-item>
            <text:list-item>
              <text:p text:style-name="P9"><text:span text:style-name="T3">Therefore the value at this position (call it V</text:span><text:span text:style-name="T8">i,j</text:span><text:span text:style-name="T10">) is the smaller of the positions that result after my choice, plus the value of the coin I take, and I am trying to maximize this value. </text:span></text:p>
            </text:list-item>
            <text:list-item>
              <text:p text:style-name="P9"><text:span text:style-name="T11">Putting it all together, </text:span><text:span text:style-name="T10">V</text:span><text:span text:style-name="T8">i,j</text:span><text:span text:style-name="T10"> = max( {C</text:span><text:span text:style-name="T8">i</text:span><text:span text:style-name="T10"> + min(V</text:span><text:span text:style-name="T8">i+1,j</text:span><text:span text:style-name="T9">-1</text:span><text:span text:style-name="T10">, V</text:span><text:span text:style-name="T8">i</text:span><text:span text:style-name="T9">+2</text:span><text:span text:style-name="T8">,j</text:span><text:span text:style-name="T10">)}, {C</text:span><text:span text:style-name="T8">j</text:span><text:span text:style-name="T10"> + min(V</text:span><text:span text:style-name="T8">i, </text:span><text:span text:style-name="T9">j-2</text:span><text:span text:style-name="T10">, V</text:span><text:span text:style-name="T8">i</text:span><text:span text:style-name="T9">+1</text:span><text:span text:style-name="T8">,j-1</text:span><text:span text:style-name="T10">) </text:span><text:span text:style-name="T11">} )</text:span></text:p>
              <text:list>
                <text:list-item>
                  <text:p text:style-name="P11"><text:span text:style-name="T10">The first term is the result of my picking C</text:span><text:span text:style-name="T8">i</text:span><text:span text:style-name="T10">, the second term picking C</text:span><text:span text:style-name="T8">j</text:span><text:span text:style-name="T10">.</text:span></text:p>
                </text:list-item>
              </text:list>
            </text:list-item>
            <text:list-item>
              <text:p text:style-name="P11"><text:span text:style-name="T10">A brief animation walking through this can be found at </text:span><text:a xlink:type="simple" xlink:href="https://people.cs.clemson.edu/~bcdean/dp_practice/dp_10.swf" text:style-name="Internet_20_link" text:visited-style-name="Visited_20_Internet_20_Link"><text:span text:style-name="T10">https://people.cs.clemson.edu/~bcdean/dp_practice/dp_10.swf</text:span></text:a></text:p>
            </text:list-item>
          </text:list>
        </text:list-item>
      </text:list>
      <text:p text:style-name="P12"/>
      <text:p text:style-name="P4"><text:span text:style-name="T10">From point 3.3 above, there is an obvious recursive solution. BUT, the subproblems overlap rather than separate cleanly. We will </text:span><text:span text:style-name="T13">not</text:span><text:span text:style-name="T10"> want to use a brute-force solution here, for the same reason you don’t do a <text:s/>brute-force implementation of the fibonacci sequence. You will want to use memoization here. That is, use a data structure of some type to store the value of V</text:span><text:span text:style-name="T8">i,j</text:span><text:span text:style-name="T12"> as you compute it for each i,j pair; begin your recursive call with a check to see if the value has already been computed. </text:span></text:p>
      <text:p text:style-name="P13"/>
      <text:p text:style-name="P5"><text:span text:style-name="T10">YOUR PROGRAM should ask the user for the name of an input file. The file will contain nothing but integers; the first integer will be the number of coins, followed by the values of each coin, in the order they will be arranged. All values are separated by whitespace. Once you have read the values, do the computations necessary to find the expected score and best choice to make, then play interactively with </text:span><text:soft-page-break/><text:span text:style-name="T10">the user (giving the user the first move). Show the row of coins, ask the user whether they want to take the Left or Right (L or R) coin, then show the updated score after the player has made their choice; then your program should make a similar selection, again showing the updated state of the game afterwards. Continue until all coins are selected. </text:span></text:p>
      <text:p text:style-name="P14"/>
      <text:p text:style-name="P14">Prepare a short report documenting your code and explaining how you implement the search, and handle the game logic. Your program may be in C++, Java, Python, or Clojure. Upload the source code and report to Blackboard by the deadline.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20:03.536000000</meta:creation-date>
    <dc:date>2017-08-09T15:15:27.781000000</dc:date>
    <meta:editing-duration>PT4H36M43S</meta:editing-duration>
    <meta:editing-cycles>11</meta:editing-cycles>
    <meta:generator>LibreOffice/5.2.3.3$Windows_x86 LibreOffice_project/d54a8868f08a7b39642414cf2c8ef2f228f780cf</meta:generator>
    <meta:document-statistic meta:table-count="0" meta:image-count="0" meta:object-count="0" meta:page-count="2" meta:paragraph-count="22" meta:word-count="655" meta:character-count="3604" meta:non-whitespace-character-count="2950"/>
  </office:meta>
</office:document-meta>
</file>